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margin-left="0cm" fo:margin-right="0cm" fo:text-align="center" fo:text-indent="0cm"/>
      <style:text-properties fo:font-size="12pt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layer="layout" svg:width="6cm" svg:height="1cm" svg:x="4.339cm" svg:y="7.602cm">
          <text:p text:style-name="P1">Zellenwerte Aktualisiere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6cm" svg:height="1cm" svg:x="4.339cm" svg:y="5.602cm">
          <text:p text:style-name="P1">Interpreter: Nächster Schrit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6cm" svg:height="1.5cm" svg:x="4.339cm" svg:y="2.102cm">
          <text:p text:style-name="P1">Interpreter mit aktivierte</text:p>
          <text:p text:style-name="P1">Step-By-Step starte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6cm" svg:height="1cm" svg:x="4.339cm" svg:y="0.102cm">
          <text:p text:style-name="P1"><text:span text:style-name="T1">Sta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4" draw:layer="layout" svg:x1="7.339cm" svg:y1="6.602cm" svg:x2="7.339cm" svg:y2="7.602cm">
          <text:p text:style-name="P5"/>
        </draw:line>
        <draw:line draw:style-name="gr2" draw:text-style-name="P4" draw:layer="layout" svg:x1="7.339cm" svg:y1="3.602cm" svg:x2="7.339cm" svg:y2="5.602cm">
          <text:p text:style-name="P5"/>
        </draw:line>
        <draw:line draw:style-name="gr2" draw:text-style-name="P4" draw:layer="layout" svg:x1="7.339cm" svg:y1="1.102cm" svg:x2="7.339cm" svg:y2="2.102cm">
          <text:p text:style-name="P5"/>
        </draw:line>
        <draw:line draw:style-name="gr3" draw:text-style-name="P4" draw:layer="layout" svg:x1="7.339cm" svg:y1="4.602cm" svg:x2="2.839cm" svg:y2="4.602cm">
          <text:p text:style-name="P5"/>
        </draw:line>
        <draw:line draw:style-name="gr3" draw:text-style-name="P4" draw:layer="layout" svg:x1="7.339cm" svg:y1="9.602cm" svg:x2="7.339cm" svg:y2="8.602cm">
          <text:p text:style-name="P5"/>
        </draw:line>
        <draw:line draw:style-name="gr3" draw:text-style-name="P4" draw:layer="layout" svg:x1="7.339cm" svg:y1="9.602cm" svg:x2="2.839cm" svg:y2="9.602cm">
          <text:p text:style-name="P5"/>
        </draw:line>
        <draw:frame draw:style-name="gr4" draw:text-style-name="P5" draw:layer="layout" svg:width="3.5cm" svg:height="1cm" svg:x="0.339cm" svg:y="0.102cm">
          <draw:text-box>
            <text:p text:style-name="P5">Debugger</text:p>
          </draw:text-box>
        </draw:frame>
        <draw:line draw:style-name="gr3" draw:text-style-name="P4" draw:layer="layout" svg:x1="2.839cm" svg:y1="9.602cm" svg:x2="2.839cm" svg:y2="4.602cm">
          <text:p text:style-name="P5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102cm" fo:margin-bottom="1.307cm" fo:margin-left="0.339cm" fo:margin-right="0.37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6-03-09T12:35:59</meta:creation-date>
    <dc:creator>David Christa</dc:creator>
    <dc:date>2006-03-09T12:57:41</dc:date>
    <dc:language>de-DE</dc:language>
    <meta:editing-cycles>3</meta:editing-cycles>
    <meta:editing-duration>PT21M42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